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578" officeooo:paragraph-rsid="001c8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 <text:s/>pavithra.com</text:p>
      <text:p text:style-name="P1">user name <text:s text:c="2"/>pavithra</text:p>
      <text:p text:style-name="P1">passwd <text:s/>pavi9897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14:46.955116823</meta:creation-date>
    <dc:date>2022-04-18T15:15:29.010648670</dc:date>
    <meta:editing-duration>PT42S</meta:editing-duration>
    <meta:editing-cycles>1</meta:editing-cycles>
    <meta:document-statistic meta:table-count="0" meta:image-count="0" meta:object-count="0" meta:page-count="1" meta:paragraph-count="3" meta:word-count="7" meta:character-count="57" meta:non-whitespace-character-count="48"/>
    <meta:generator>LibreOffice/7.3.2.2$Linux_X86_64 LibreOffice_project/30$Build-2</meta:generator>
  </office:meta>
</office:document-meta>
</file>